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 Sans" svg:font-family="'Open Sans',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a0a0a" style:font-name="Georgia" fo:font-size="10.5pt" fo:letter-spacing="normal" fo:font-style="normal" fo:font-weight="normal" style:font-size-asian="10.5pt" style:font-size-complex="10.5pt"/>
    </style:style>
    <style:style style:name="P6"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a0a0a" style:font-name="Georgia" fo:font-size="10.5pt" fo:letter-spacing="normal" style:font-size-asian="10.5pt" style:font-size-complex="10.5pt"/>
    </style:style>
    <style:style style:name="P7" style:family="paragraph" style:parent-style-name="Text_20_body">
      <style:paragraph-properties fo:margin-left="0in" fo:margin-right="0in" fo:margin-top="0in" fo:margin-bottom="0in" fo:line-height="100%" fo:orphans="2" fo:widows="2" fo:text-indent="0in" style:auto-text-indent="false" fo:padding="0in" fo:border="none"/>
    </style:style>
    <style:style style:name="P8" style:family="paragraph" style:parent-style-name="Text_20_body">
      <style:paragraph-properties fo:margin-left="0in" fo:margin-right="0in" fo:margin-top="0in" fo:margin-bottom="0in" fo:line-height="100%" fo:orphans="2" fo:widows="2" fo:text-indent="0in" style:auto-text-indent="false" fo:padding="0in" fo:border="none"/>
      <style:text-properties style:font-name="Georgia" fo:font-size="10.5pt" style:font-size-asian="10.5pt" style:font-size-complex="10.5pt"/>
    </style:style>
    <style:style style:name="P9" style:family="paragraph" style:parent-style-name="Text_20_body">
      <style:paragraph-properties fo:margin-top="0in" fo:margin-bottom="0in" fo:line-height="100%"/>
      <style:text-properties fo:font-variant="normal" fo:text-transform="none" fo:color="#0a0a0a" style:font-name="Georgia" fo:font-size="10.5pt" fo:letter-spacing="normal" fo:font-style="normal" fo:font-weight="normal" style:font-size-asian="10.5pt" style:font-size-complex="10.5pt"/>
    </style:style>
    <style:style style:name="P10"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1"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font-style="normal" fo:font-weight="normal"/>
    </style:style>
    <style:style style:name="T4" style:family="text">
      <style:text-properties fo:font-variant="normal" fo:text-transform="none" fo:color="#0a0a0a" style:font-name="Georgia" fo:letter-spacing="normal" fo:font-style="normal" fo:font-weight="normal"/>
    </style:style>
    <style:style style:name="T5" style:family="text">
      <style:text-properties fo:font-variant="normal" fo:text-transform="none" fo:color="#0a0a0a" style:font-name="Georgia" fo:font-size="10.5pt" fo:letter-spacing="normal" fo:font-style="normal" fo:font-weight="normal" style:font-size-asian="10.5pt" style:font-size-complex="10.5pt"/>
    </style:style>
    <style:style style:name="T6" style:family="text">
      <style:text-properties fo:font-variant="normal" fo:text-transform="none" fo:color="#0a0a0a" style:font-name="Georgia"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7" style:family="text">
      <style:text-properties fo:font-variant="normal" fo:text-transform="none" fo:color="#0a0a0a" fo:letter-spacing="normal"/>
    </style:style>
    <style:style style:name="T8" style:family="text">
      <style:text-properties fo:font-variant="normal" fo:text-transform="none" fo:color="#0a0a0a" fo:letter-spacing="normal" fo:font-style="normal" fo:font-weight="normal"/>
    </style:style>
    <style:style style:name="T9" style:family="text">
      <style:text-properties fo:font-variant="normal" fo:text-transform="none" fo:color="#000000" style:text-line-through-style="none" style:font-name="Georgia" fo:font-size="10.5pt" fo:letter-spacing="normal" fo:font-style="normal" style:text-underline-style="none" fo:font-weight="normal" style:text-blinking="false" fo:background-color="transparent" style:font-size-asian="10.5pt" style:font-weight-asian="normal" style:font-size-complex="10.5pt" style:font-weight-complex="normal"/>
    </style:style>
    <style:style style:name="T10"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11" style:family="text">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12" style:family="text">
      <style:text-properties fo:font-variant="normal" fo:text-transform="none" fo:color="#000000" style:font-name="Georgia" fo:font-size="10.5pt" fo:letter-spacing="normal" fo:font-style="normal" fo:font-weight="normal" style:font-size-asian="10.5pt" style:font-size-complex="10.5pt"/>
    </style:style>
    <style:style style:name="T13" style:family="text">
      <style:text-properties fo:font-variant="normal" fo:text-transform="none" fo:color="#000000" style:font-name="Georgia" fo:font-size="9.75pt" fo:letter-spacing="normal" fo:font-style="normal" fo:font-weight="normal"/>
    </style:style>
    <style:style style:name="T14" style:family="text">
      <style:text-properties fo:font-variant="normal" fo:text-transform="none" fo:color="#000000" style:font-name="Arial1" fo:font-size="9.75pt" fo:letter-spacing="normal" fo:font-style="normal" fo:font-weight="normal"/>
    </style:style>
    <style:style style:name="T15"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6"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7"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8"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9" style:family="text">
      <style:text-properties fo:color="#000000" style:text-line-through-style="none" fo:language="none" fo:country="none" style:text-underline-style="none" fo:font-weight="normal" style:text-blinking="false" fo:background-color="transparent" style:font-name-asian="Georgia" style:language-asian="none" style:country-asian="none" style:font-weight-asian="normal" style:font-name-complex="Georgia" style:language-complex="none" style:country-complex="none" style:font-weight-complex="normal"/>
    </style:style>
    <style:style style:name="T20"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21" style:family="text">
      <style:text-properties fo:color="#000000"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22" style:family="text">
      <style:text-properties fo:color="#000000" fo:language="none" fo:country="none" style:font-name-asian="Georgia" style:language-asian="none" style:country-asian="none" style:font-name-complex="Georgia" style:language-complex="none" style:country-complex="none"/>
    </style:style>
    <style:style style:name="T23" style:family="text">
      <style:text-properties style:text-underline-style="solid" style:text-underline-width="auto" style:text-underline-color="font-color"/>
    </style:style>
    <style:style style:name="T24"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eace on Earth</text:p>
      <text:p text:style-name="P1"><text:span text:style-name="T1">Read:</text:span><text:span text:style-name="T2"> Luke 2:1-20</text:span></text:p>
      <text:p text:style-name="P2"/>
      <text:p text:style-name="P3"><text:span text:style-name="T1">Text:</text:span><text:span text:style-name="T2"> </text:span><text:span text:style-name="T22">Luke 2:14 “Glory to God in the highest, and on earth peace, good will toward men.”</text:span></text:p>
      <text:p text:style-name="P4"/>
      <text:h text:style-name="P3" text:outline-level="3"><text:span text:style-name="T1">Introduction:</text:span><text:span text:style-name="T2"> </text:span><text:span text:style-name="T4">What do you want for Christmas? If you could have one thing….if you could have anything you desire for Christmas this year, what would it be? A gift has been given to us from God…The Christ…. The Messiah… the anointed one…. Immanuel…. God with us… had been born… and the world would never be the same.</text:span></text:h>
      <text:p text:style-name="P5"><text:s text:c="2"/>Have you thought about what you want for Christmas? If you could pick anything in the world to have for Christmas…. If you could decide what you want and you would absolutely be guaranteed of getting it…. If you could be certain of having whatever your heart could imagine…..What would it be? We have all heard that same basic question asked from time to time… We have heard people asked that if they could have any wish in the world granted… what would it be… At a pageant like the Miss America Pageant…where the finalists are asked a similar question near the end of the program…. Many times the safe answer is: “World Peace.” </text:p>
      <text:p text:style-name="P5"><text:s text:c="2"/>Peace on earth… that sounds familiar.</text:p>
      <text:p text:style-name="P7"><text:span text:style-name="T5">Actually, that was mentioned in the passage of scripture we have read this morning… </text:span><text:span text:style-name="T16">Luke 2:14 “Glory to God in the highest, and on earth peace, good will toward men.”</text:span></text:p>
      <text:p text:style-name="P7"><text:span text:style-name="T5"><text:s text:c="2"/>“</text:span><text:span text:style-name="T6">On earth peace”</text:span><text:span text:style-name="T5"> this was a declaration by angels: “peace on earth”</text:span></text:p>
      <text:p text:style-name="P5">They announced it as if peace had truly been brought to the earth. Have we ever thought of this? We see this saying on Church signs at this time of year. You may see it written in Christmas lights.</text:p>
      <text:p text:style-name="P5"><text:s text:c="2"/>If the angels were truly declaring peace on earth...then may I ask: Where is the peace?</text:p>
      <text:p text:style-name="P5"><text:s text:c="2"/>For the thousands of years that history has been recorded… there have been about 286 years without war on earth. When we hear about peace <text:s/>treaties; we usually hear about peace treaties being broken. Peace treaties have been made and broken for thousands of years…</text:p>
      <text:p text:style-name="P5"><text:s text:c="2"/>The term “world peace” could almost be considered an oxymoron. The two words just don’t go together. Since the fall of man, back during the dawn of civilization, mankind has been warring against each other. Cain killed Abel and there has been war after war after war ever since.</text:p>
      <text:p text:style-name="P6"><text:span text:style-name="T3"><text:s text:c="2"/>But here is this declaration: this statement by the Angels of peace on earth. What is this statement all about? Some scholars suggest that this should be translated: </text:span>“<text:span text:style-name="T3">on earth peace to men on whom God’s favor rests.”</text:span></text:p>
      <text:p text:style-name="P5">they suggest that the peace that the Angels have declared is only for the people on whom God decides to give peace to. </text:p>
      <text:p text:style-name="P5">OK… lets look at that just a moment. We know that the nation of Israel</text:p>
      <text:p text:style-name="P5">was, and is Gods chosen people. Is this promise only to them? If so: since the day of this declaration, has the nation of Israel been at peace? No! They have been in the midst of war and conflict almost continuously.</text:p>
      <text:p text:style-name="P7"><text:span text:style-name="T5"><text:s text:c="2"/>Peter said in I Peter 2:9 “</text:span><text:span text:style-name="T15">But ye </text:span><text:span text:style-name="T24">are</text:span><text:span text:style-name="T15"> a chosen generation, a royal priest-hood, an holy nation, a peculiar people; that ye should shew forth the praises of him who hath called you out of darkness into his marvelous light:” </text:span><text:span text:style-name="T5">Peter is talking about Christians here, so Christians are favored by God. Have Christians been at peace since this declaration of peace? No! Christians have <text:s/>gone to war. Christians have died in battles.</text:span></text:p>
      <text:p text:style-name="P5"><text:s text:c="2"/>So what were the angels declaring?</text:p>
      <text:p text:style-name="P7"><text:span text:style-name="T5"><text:s text:c="2"/>Were they were talking about the end of the millennial reign? </text:span><text:span text:style-name="T9">Isaiah 65:25 says:</text:span><text:span text:style-name="T11"> “</text:span><text:span text:style-name="T17">The wolf and the lamb shall feed together, and the lion shall eat straw like the bullock: and dust </text:span><text:span text:style-name="T18">shall be</text:span><text:span text:style-name="T17"> the serpent's meat. They shall not hurt nor destroy in all my holy mountain, saith the LORD. Is </text:span><text:span text:style-name="T5">this what the Angels were talking about? <text:s/>That doesn’t really make sense does it? For them to declare that some day…thousands of years from the day they declare peace on earth… some day it will come about. The Pulpit Commentary says that at the time of Jesus’ birth.. which was there was about 70 years that the Roman Empire was not at war with anyone. Is that what the Angels were saying? Were they declaring that during the time of Jesus’ birth the world was at peace? Just because there were no wars at that time does not mean that there was peace on earth. Within two years of the birth of Christ: King Herod had all the baby boys in the area murdered. Does that sound like peace on earth?</text:span></text:p>
      <text:p text:style-name="P5"><text:s text:c="2"/>I want to submit to you today friends, that since the very day that Adam ate of the forbidden fruit, there has never been peace on earth!</text:p>
      <text:p text:style-name="P5"><text:s text:c="2"/>I also want to submit to you today since that wonderful day Christ Jesus came into the world incarnate… in the flesh..From the very day that Jesus was born in the lowly manger….From that day foreword… there has ALWAYS…. Again I say there has Always been peace on earth.</text:p>
      <text:p text:style-name="P5"><text:s text:c="2"/>Are you confused? How can it be both ways you may ask..</text:p>
      <text:p text:style-name="P8"><text:span text:style-name="T8">Well, let me tell you about a lady who is a strong, faithful, Christian. A song came out a few years back that said thank you for giving to the Lord.. it is sung by Ray Boltz. It tells of how we really don’t understand how many lives we touch and influence while we obey God… and we will probably never know until we get to heaven. Mrs. Debbie was diagnosed with cancer some time back. She went through 25 rounds of radiation and she also went through Chemo therapy. She had surgery and has to go through 8 more months of Chemo therapy. She has been run down, she has been in pain and she has been very very sick. She wrote an email herself. She quoted </text:span><text:span text:style-name="T10">Hebrews 10:35-39 “</text:span><text:span text:style-name="T19">Cast not away therefore your confidence, which hath great recompence of reward. </text:span><text:span text:style-name="T20">For ye have need of patience, that, after ye have done the will of God, ye might receive the promise. For yet a little while, and he that shall come will come, and will not tarry. Now the just shall live by faith: but if </text:span><text:span text:style-name="T21">any man</text:span><text:span text:style-name="T20"> draw back, my </text:span><text:soft-page-break/><text:span text:style-name="T20">soul shall have no pleasure in him. But we are not of them who draw back unto perdition; but of them that believe to the saving of the soul. Then</text:span><text:span text:style-name="T8"> she said this: </text:span><text:span text:style-name="T7">“</text:span><text:span text:style-name="T8">How about that? Isn’t He amazing!! How personally He loves us. I am a blessed woman..” This woman who had gone through Chemo, gone through radiation, suffered pain and sickness, is looking at surgery… calls herself a blessed woman. She continues on. </text:span><text:span text:style-name="T7">“</text:span><text:span text:style-name="T8">This strength, this incredible peace…This incredible peace can only be explained as coming from our father via your prayers.” And when she concluded her email she said this… “I want you to know that all is well, and will be…. No matter what.” So, what is this all about?…. How can this woman that is facing so much,.. sit there and say “all is well, and will be… no matter what” well, quite simply.. it is because of the peace that the angels were declaring.</text:span></text:p>
      <text:p text:style-name="P7"><text:span text:style-name="T5"><text:s text:c="2"/>In</text:span><text:span text:style-name="T11"> </text:span><text:span text:style-name="T9">Philippians 4:4-7 </text:span><text:span text:style-name="T11">Paul says: “</text:span><text:span text:style-name="T17">Rejoice in the Lord alway: </text:span><text:span text:style-name="T18">and</text:span><text:span text:style-name="T17"> again I say, Rejoice. Let your moderation be known unto all men. The Lord </text:span><text:span text:style-name="T18">is</text:span><text:span text:style-name="T17"> at hand. Be careful for nothing; but in every thing by prayer and supplication with thanksgiving let your requests be made known unto God. And the peace of God, which passeth all understanding, shall keep your hearts and minds through Christ Jesus.”</text:span></text:p>
      <text:p text:style-name="P5">Yes friends… even in this life….</text:p>
      <text:p text:style-name="P5">Through wars and rumors of wars,</text:p>
      <text:p text:style-name="P5">through uproar and turmoil,</text:p>
      <text:p text:style-name="P5">through sickness and disease,</text:p>
      <text:p text:style-name="P5">through pain and suffering,</text:p>
      <text:p text:style-name="P5">through trials and tribulations…</text:p>
      <text:p text:style-name="P5">WE CAN HAVE PEACE…. Because of Christ Jesus….</text:p>
      <text:p text:style-name="P9">The declaration that the angels made was truthful… accurate… and fulfilled.</text:p>
      <text:p text:style-name="P5">The day that Christ Jesus came to earth…….</text:p>
      <text:p text:style-name="P5">Peace came unto all the world……..</text:p>
      <text:p text:style-name="P5">You see, peace <text:span text:style-name="T23">is not</text:span> some magical life that keeps us away from the stresses of our world…</text:p>
      <text:p text:style-name="P5">Peace <text:span text:style-name="T23">is not</text:span> some government rule or order that stops all wars and terrorism…</text:p>
      <text:p text:style-name="P5">Peace <text:span text:style-name="T23">is not</text:span> some drug that cures all sickness and disease…</text:p>
      <text:p text:style-name="P5">Peace <text:span text:style-name="T23">IS</text:span> faith in our Lord and savior Christ Jesus, which allows us to say… All is well, no matter what.</text:p>
      <text:p text:style-name="P5"><text:s text:c="2"/>That’s how after having a heart attack, a Christian is able sit in a hospital bed while waiting on surgery and being able to say basically… all is well, and will be… no matter what.</text:p>
      <text:p text:style-name="P5"><text:s text:c="2"/>That’s how a Christian can be riding in an ambulance with no idea what was wrong with them and still be able to say basically… all is well, and will be.. no matter what.</text:p>
      <text:p text:style-name="P7"><text:span text:style-name="T5"><text:s text:c="2"/>That's how </text:span><text:span text:style-name="T12">Horatio Gates</text:span><text:span text:style-name="T5"> Spafford could stand on the bow of a ship looking over the waters that his four daughters had drowned in and write: “When peace like a river attendeth my way and sorrows like sea rivers flow; whatever my lot thou has taught me to say: it is well with my soul.”</text:span></text:p>
      <text:p text:style-name="P5"><text:s text:c="2"/>That is how so many who have gone through sickness and pain… so many that have lost loved ones… that is how so many people today can say… all is well, and will be.. no matter what.</text:p>
      <text:p text:style-name="P5"><text:s text:c="2"/>The question for you today is… do YOU have that peac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 Sans" svg:font-family="'Open Sans',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7-12-12T17:27:48.86</dc:date>
    <meta:editing-duration>PT2H38M39S</meta:editing-duration>
    <meta:generator>OpenOffice/4.1.3$Win32 OpenOffice.org_project/413m1$Build-9783</meta:generator>
    <meta:document-statistic meta:table-count="0" meta:image-count="0" meta:object-count="0" meta:page-count="2" meta:paragraph-count="43" meta:word-count="1578" meta:character-count="85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